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0000000019D0000013EF0706DE0.jpg" manifest:media-type="image/jpeg"/>
  <manifest:file-entry manifest:full-path="Pictures/100000000000019200000192A250D7F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" svg:font-family="arial" style:font-family-generic="swiss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789cm" fo:margin-left="5.17cm" table:align="left" style:writing-mode="lr-tb"/>
    </style:style>
    <style:style style:name="Table1.A" style:family="table-column">
      <style:table-column-properties style:column-width="3.334cm"/>
    </style:style>
    <style:style style:name="Table1.B" style:family="table-column">
      <style:table-column-properties style:column-width="3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773cm" fo:margin-left="5.144cm" table:align="left" style:writing-mode="lr-tb"/>
    </style:style>
    <style:style style:name="Table2.A" style:family="table-column">
      <style:table-column-properties style:column-width="3.36cm"/>
    </style:style>
    <style:style style:name="Table2.B" style:family="table-column">
      <style:table-column-properties style:column-width="3.41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2.374cm" table:align="left" style:writing-mode="lr-tb"/>
    </style:style>
    <style:style style:name="Taula1.A" style:family="table-column">
      <style:table-column-properties style:column-width="0.219cm"/>
    </style:style>
    <style:style style:name="Taula1.B" style:family="table-column">
      <style:table-column-properties style:column-width="1.884cm"/>
    </style:style>
    <style:style style:name="Taula1.C" style:family="table-column">
      <style:table-column-properties style:column-width="0.272cm"/>
    </style:style>
    <style:style style:name="Taula1.A1" style:family="table-cell">
      <style:table-cell-properties style:vertical-align="middle" fo:padding="0.049cm" fo:border="none"/>
    </style:style>
    <style:style style:name="Taula1.C4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style:font-size-asian="9pt" style:font-size-complex="9pt"/>
    </style:style>
    <style:style style:name="P6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Text_20_body">
      <style:paragraph-properties fo:margin-left="0cm" fo:margin-right="0cm" fo:line-height="100%" fo:text-align="center" style:justify-single-word="false" fo:text-indent="0cm" style:auto-text-indent="false" fo:background-color="transparent">
        <style:tab-stops>
          <style:tab-stop style:position="0.132cm"/>
        </style:tab-stops>
        <style:background-image/>
      </style:paragraph-properties>
      <style:text-properties fo:font-variant="normal" fo:text-transform="none" style:font-name="Arial" fo:font-size="10pt" style:font-size-asian="10pt" style:font-size-complex="10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9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10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1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2" style:family="paragraph" style:parent-style-name="Header">
      <style:paragraph-properties fo:text-align="center" style:justify-single-word="false" style:snap-to-layout-grid="false"/>
    </style:style>
    <style:style style:name="P13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4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5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style:font-size-asian="9pt" style:font-size-complex="9pt"/>
    </style:style>
    <style:style style:name="P16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Courier" fo:font-size="9pt" style:font-size-asian="9pt" style:font-size-complex="9pt"/>
    </style:style>
    <style:style style:name="P17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Courier" fo:font-size="9pt" style:font-size-asian="9pt" style:font-size-complex="9pt"/>
    </style:style>
    <style:style style:name="P18" style:family="paragraph" style:parent-style-name="Text_20_body">
      <style:paragraph-properties fo:line-height="100%" fo:text-align="start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 fo:line-height="100%" fo:text-align="start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P20" style:family="paragraph" style:parent-style-name="Standard">
      <style:paragraph-properties fo:line-height="150%" fo:text-align="justify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3" style:family="paragraph" style:parent-style-name="Standard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style:font-name="Arial" fo:font-size="9pt" style:font-size-asian="9pt" style:font-size-complex="9pt"/>
    </style:style>
    <style:style style:name="P24" style:family="paragraph" style:parent-style-name="Text_20_body" style:master-page-name="Standard">
      <style:paragraph-properties fo:line-height="100%" fo:text-align="center" style:justify-single-word="false" style:page-number="auto" fo:break-before="pag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Courier" fo:font-size="9pt" style:font-size-asian="9pt" style:font-size-complex="9pt"/>
    </style:style>
    <style:style style:name="P26" style:family="paragraph" style:parent-style-name="Text_20_body" style:list-style-name="L1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Courier" fo:font-size="9pt" style:font-size-asian="9pt" style:font-size-complex="9pt"/>
    </style:style>
    <style:style style:name="P27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style:font-size-asian="9pt" style:font-size-complex="9pt"/>
    </style:style>
    <style:style style:name="P28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style:font-size-asian="9pt" style:font-size-complex="9pt"/>
    </style:style>
    <style:style style:name="P30" style:family="paragraph" style:parent-style-name="Text_20_body" style:list-style-name="L1">
      <style:paragraph-properties fo:margin-left="0.053cm" fo:margin-right="0cm" fo:line-height="150%" fo:text-align="justify" style:justify-single-word="false" fo:text-indent="-0.635cm" style:auto-text-indent="false">
        <style:tab-stops>
          <style:tab-stop style:position="3.069cm"/>
        </style:tab-stops>
      </style:paragraph-properties>
      <style:text-properties fo:font-variant="normal" fo:text-transform="none" style:font-name="Courier" fo:font-size="9pt" style:font-size-asian="9pt" style:font-size-complex="9pt"/>
    </style:style>
    <style:style style:name="P31" style:family="paragraph" style:parent-style-name="Text_20_body" style:list-style-name="L3">
      <style:paragraph-properties fo:margin-left="0.053cm" fo:margin-right="0cm" fo:line-height="100%" fo:text-align="start" style:justify-single-word="false" fo:text-indent="-0.635cm" style:auto-text-indent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32" style:family="paragraph" style:parent-style-name="Text_20_body">
      <style:paragraph-properties fo:margin-left="0.026cm" fo:margin-right="0cm" fo:line-height="150%" fo:text-align="justify" style:justify-single-word="false" fo:text-indent="-0.635cm" style:auto-text-indent="false">
        <style:tab-stops>
          <style:tab-stop style:position="3.069cm"/>
        </style:tab-stops>
      </style:paragraph-properties>
      <style:text-properties fo:font-variant="normal" fo:text-transform="none" style:font-name="Arial" fo:font-size="9pt" style:font-size-asian="9pt" style:font-size-complex="9pt"/>
    </style:style>
    <style:style style:name="P33" style:family="paragraph" style:parent-style-name="Text_20_body" style:list-style-name="L1">
      <style:paragraph-properties fo:margin-left="0.026cm" fo:margin-right="0cm" fo:line-height="150%" fo:text-align="justify" style:justify-single-word="false" fo:text-indent="-0.635cm" style:auto-text-indent="false">
        <style:tab-stops>
          <style:tab-stop style:position="3.069cm"/>
        </style:tab-stops>
      </style:paragraph-properties>
      <style:text-properties fo:font-variant="normal" fo:text-transform="none" style:font-name="Arial" fo:font-size="9pt" style:font-size-asian="9pt" style:font-size-complex="9pt"/>
    </style:style>
    <style:style style:name="P34" style:family="paragraph" style:parent-style-name="Text_20_body">
      <style:paragraph-properties fo:margin-left="0.026cm" fo:margin-right="0cm" fo:line-height="150%" fo:text-align="justify" style:justify-single-word="false" fo:text-indent="-0.635cm" style:auto-text-indent="false">
        <style:tab-stops>
          <style:tab-stop style:position="3.069cm"/>
        </style:tab-stops>
      </style:paragraph-properties>
      <style:text-properties fo:font-variant="normal" fo:text-transform="none" style:font-name="Courier" fo:font-size="9pt" style:font-size-asian="9pt" style:font-size-complex="9pt"/>
    </style:style>
    <style:style style:name="P35" style:family="paragraph" style:parent-style-name="Text_20_body" style:list-style-name="L2">
      <style:paragraph-properties fo:margin-left="0.026cm" fo:margin-right="0cm" fo:line-height="100%" fo:text-align="start" style:justify-single-word="false" fo:text-indent="-0.635cm" style:auto-text-indent="false" fo:background-color="transparent">
        <style:tab-stops>
          <style:tab-stop style:position="-0.635cm"/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36" style:family="paragraph" style:parent-style-name="Text_20_body" style:list-style-name="L3">
      <style:paragraph-properties fo:margin-left="0.026cm" fo:margin-right="0cm" fo:line-height="100%" fo:text-align="start" style:justify-single-word="false" fo:text-indent="-0.635cm" style:auto-text-indent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37" style:family="paragraph" style:parent-style-name="Text_20_body" style:list-style-name="L4">
      <style:paragraph-properties fo:margin-left="0.026cm" fo:margin-right="0cm" fo:line-height="100%" fo:text-align="start" style:justify-single-word="false" fo:text-indent="-0.635cm" style:auto-text-indent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P38" style:family="paragraph" style:parent-style-name="Text_20_body" style:list-style-name="L1">
      <style:paragraph-properties fo:margin-left="0.079cm" fo:margin-right="0cm" fo:line-height="150%" fo:text-align="justify" style:justify-single-word="false" fo:text-indent="-0.635cm" style:auto-text-indent="false">
        <style:tab-stops>
          <style:tab-stop style:position="3.069cm"/>
        </style:tab-stops>
      </style:paragraph-properties>
      <style:text-properties fo:font-variant="normal" fo:text-transform="none" style:font-name="Arial" fo:font-size="9pt" style:font-size-asian="9pt" style:font-size-complex="9pt"/>
    </style:style>
    <style:style style:name="P39" style:family="paragraph" style:parent-style-name="Text_20_body" style:list-style-name="L4">
      <style:paragraph-properties fo:margin-left="0.079cm" fo:margin-right="0cm" fo:line-height="100%" fo:text-align="start" style:justify-single-word="false" fo:text-indent="-0.635cm" style:auto-text-indent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P40" style:family="paragraph" style:parent-style-name="Text_20_body" style:list-style-name="L1">
      <style:paragraph-properties fo:margin-left="0cm" fo:margin-right="0cm" fo:line-height="150%" fo:text-align="justify" style:justify-single-word="false" fo:text-indent="-0.635cm" style:auto-text-indent="false">
        <style:tab-stops>
          <style:tab-stop style:position="3.069cm"/>
        </style:tab-stops>
      </style:paragraph-properties>
      <style:text-properties fo:font-variant="normal" fo:text-transform="none" style:font-name="Arial" fo:font-size="9pt" style:font-size-asian="9pt" style:font-size-complex="9pt"/>
    </style:style>
    <style:style style:name="P41" style:family="paragraph" style:parent-style-name="Text_20_body">
      <style:paragraph-properties fo:line-height="100%" fo:text-align="start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42" style:family="paragraph" style:parent-style-name="Text_20_body" style:list-style-name="L2">
      <style:paragraph-properties fo:line-height="100%" fo:text-align="start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43" style:family="paragraph" style:parent-style-name="Text_20_body" style:list-style-name="L3">
      <style:paragraph-properties fo:line-height="100%" fo:text-align="start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44" style:family="paragraph" style:parent-style-name="Text_20_body">
      <style:paragraph-properties fo:line-height="100%" fo:text-align="start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P45" style:family="paragraph" style:parent-style-name="Text_20_body">
      <style:paragraph-properties fo:line-height="100%" fo:text-align="center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10pt" fo:font-weight="bold" style:font-size-asian="10pt" style:font-weight-asian="bold" style:font-size-complex="10pt" style:font-weight-complex="bold"/>
    </style:style>
    <style:style style:name="P46" style:family="paragraph" style:parent-style-name="Text_20_body" style:list-style-name="L3">
      <style:paragraph-properties fo:margin-left="-0.556cm" fo:margin-right="0cm" fo:line-height="100%" fo:text-align="start" style:justify-single-word="false" fo:text-indent="0cm" style:auto-text-indent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47" style:family="paragraph" style:parent-style-name="Table_20_Contents">
      <style:text-properties style:font-name="arial" fo:font-size="9pt" style:font-size-asian="9pt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Courier"/>
    </style:style>
    <style:style style:name="T15" style:family="text">
      <style:text-properties fo:font-variant="normal" fo:text-transform="none"/>
    </style:style>
    <style:style style:name="T16" style:family="text">
      <style:text-properties fo:font-variant="normal" fo:text-transform="none" fo:font-weight="bold" style:font-weight-asian="bold" style:font-weight-complex="bold"/>
    </style:style>
    <style:style style:name="T17" style:family="text">
      <style:text-properties fo:font-variant="normal" fo:text-transform="none" fo:font-style="italic" style:font-style-asian="italic" style:font-style-complex="italic"/>
    </style:style>
    <style:style style:name="T18" style:family="text">
      <style:text-properties style:font-name="arial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Avaluació extraordinària. M2: Sistemes operatius monolloc.<text:line-break/> UF1: Teoria de sistemes operatius. <text:s text:c="4"/>/ 57 punts.</text:p>
      <text:p text:style-name="P45"/>
      <text:p text:style-name="P7"><text:span text:style-name="T11">Pregunta 1</text:span><text:span text:style-name="T10"> </text:span><text:span text:style-name="T12">(2 punts)</text:span><text:span text:style-name="T10">. Traspasseu a decimal els números següents, indicant totes les operacions que hagueu realitzat:</text:span></text:p>
      <text:list xml:id="list5994866432" text:style-name="L1">
        <text:list-item>
          <text:list>
            <text:list-item>
              <text:list>
                <text:list-header>
                  <text:p text:style-name="P26">10101010:</text:p>
                  <text:p text:style-name="P26"/>
                  <text:p text:style-name="P26">01010101:</text:p>
                </text:list-header>
              </text:list>
            </text:list-item>
          </text:list>
        </text:list-item>
      </text:list>
      <text:p text:style-name="P15"/>
      <text:p text:style-name="P15"/>
      <text:list xml:id="list391253707" text:continue-numbering="true" text:style-name="L1">
        <text:list-item>
          <text:list>
            <text:list-item>
              <text:list>
                <text:list-header>
                  <text:p text:style-name="P30"><text:span text:style-name="T5"><text:s/>Pregunta 2</text:span><text:span text:style-name="T2"> </text:span><text:span text:style-name="T6">(1+1+2 punts)</text:span><text:span text:style-name="T2">. Traspasseu a binari els números següents indicant totes les operacions:</text:span></text:p>
                </text:list-header>
              </text:list>
            </text:list-item>
          </text:list>
        </text:list-item>
      </text:list>
      <text:p text:style-name="P17"><text:s text:c="16"/>79:</text:p>
      <text:p text:style-name="P17"><text:tab/>101:</text:p>
      <text:p text:style-name="P17"><text:s text:c="16"/>33.65:</text:p>
      <text:p text:style-name="P17"/>
      <text:p text:style-name="P17"/>
      <text:p text:style-name="P17"/>
      <text:p text:style-name="P32"><text:span text:style-name="T9"><text:s text:c="8"/>Pregunta 3</text:span> <text:span text:style-name="T7">(2 punts)</text:span>. Representa, emprant complement a 2, els números següents:</text:p>
      <text:p text:style-name="P32"><text:tab/><text:span text:style-name="T14"><text:tab/>-8:</text:span></text:p>
      <text:p text:style-name="P34"><text:tab/><text:tab/>-14:</text:p>
      <text:p text:style-name="P34"><text:tab/><text:tab/></text:p>
      <text:list xml:id="list1544221703" text:continue-numbering="true" text:style-name="L1">
        <text:list-header>
          <text:p text:style-name="P33"><text:span text:style-name="T9">Pregunta 4</text:span> <text:span text:style-name="T7">(2 punts)</text:span>. Quants números diferents podem generar amb 9 bits ? I amb 12 bits ?</text:p>
        </text:list-header>
      </text:list>
      <text:p text:style-name="P15"/>
      <text:p text:style-name="P15"/>
      <text:list xml:id="list476741960" text:continue-numbering="true" text:style-name="L1">
        <text:list-header>
          <text:p text:style-name="P38"><text:span text:style-name="T9">Pregunta 5</text:span> <text:span text:style-name="T7">(2 punts).</text:span> Quants kBtytes hi ha en 48 Mega Bytes ? <text:s/>I en bits ?</text:p>
          <text:p text:style-name="P38"/>
        </text:list-header>
      </text:list>
      <text:p text:style-name="P15"/>
      <text:p text:style-name="P15"/>
      <text:p text:style-name="P15"/>
      <text:p text:style-name="P15"/>
      <text:p text:style-name="P15"/>
      <text:list xml:id="list2016854209" text:continue-numbering="true" text:style-name="L1">
        <text:list-header>
          <text:p text:style-name="P40"><text:span text:style-name="T9">Pregunta 6</text:span> <text:span text:style-name="T7">(7 punts)</text:span>. Efectueu les operacions en binari següents:</text:p>
        </text:list-header>
      </text:list>
      <text:p text:style-name="P16"><text:tab/> <text:s/>010101 <text:s text:c="7"/>11111<text:tab/><text:tab/> <text:s text:c="6"/>1111<text:tab/><text:tab/><text:tab/>100000<text:line-break/><text:tab/>+ 101011 <text:s text:c="5"/>+ 11111<text:tab/> <text:s/><text:tab/> <text:s text:c="4"/>- 1010<text:tab/><text:tab/> <text:s text:c="2"/>-<text:tab/>000011<text:line-break/><text:tab/>-------- <text:s text:c="5"/>-------- <text:s text:c="12"/>------<text:tab/><text:tab/> <text:s text:c="5"/>-------</text:p>
      <text:p text:style-name="P15"/>
      <text:p text:style-name="P15"><text:soft-page-break/></text:p>
      <text:p text:style-name="P15"/>
      <text:p text:style-name="P16"><text:tab/>1010010101<text:tab/><text:tab/>101010<text:tab/><text:tab/><text:tab/>100100 % 10</text:p>
      <text:p text:style-name="P16"><text:tab/> <text:s text:c="3"/>x <text:s text:c="2"/>10<text:tab/> <text:s text:c="7"/>x 101</text:p>
      <text:p text:style-name="P16"><text:s text:c="15"/>----------- <text:s text:c="5"/>------- <text:s text:c="12"/>-------------<text:tab/><text:tab/><text:tab/> <text:s text:c="5"/></text:p>
      <text:p text:style-name="P15"/>
      <text:p text:style-name="P15"/>
      <text:p text:style-name="P23"><text:span text:style-name="T16">Pregunta 7</text:span><text:span text:style-name="T15"> </text:span><text:span text:style-name="T17">(1 punts)</text:span><text:span text:style-name="T15">. Quin dels següents elements de maquinari no forma part de la màquina de Von Neuman ? </text:span><text:span text:style-name="T18">Trieu una resposta. </text:span></text:p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47"/>
          </table:table-cell>
          <table:table-cell table:style-name="Taula1.A1" office:value-type="string">
            <text:p text:style-name="P47">a. E/S </text:p>
          </table:table-cell>
          <table:table-cell table:style-name="Taula1.A1" office:value-type="string">
            <text:p text:style-name="P47"/>
          </table:table-cell>
        </table:table-row>
        <table:table-row>
          <table:table-cell table:style-name="Taula1.A1" office:value-type="string">
            <text:p text:style-name="P47"/>
          </table:table-cell>
          <table:table-cell table:style-name="Taula1.A1" office:value-type="string">
            <text:p text:style-name="P47">b. RAM </text:p>
          </table:table-cell>
          <table:table-cell table:style-name="Taula1.A1" office:value-type="string">
            <text:p text:style-name="P47"/>
          </table:table-cell>
        </table:table-row>
        <table:table-row>
          <table:table-cell table:style-name="Taula1.A1" office:value-type="string">
            <text:p text:style-name="P47"/>
          </table:table-cell>
          <table:table-cell table:style-name="Taula1.A1" office:value-type="string">
            <text:p text:style-name="P47">c. CPU </text:p>
          </table:table-cell>
          <table:table-cell table:style-name="Taula1.A1" office:value-type="string">
            <text:p text:style-name="P47"/>
          </table:table-cell>
        </table:table-row>
        <table:table-row>
          <table:table-cell table:style-name="Taula1.A1" office:value-type="string">
            <text:p text:style-name="P47"/>
          </table:table-cell>
          <table:table-cell table:style-name="Taula1.A1" office:value-type="string">
            <text:p text:style-name="P47">d. SWAP </text:p>
          </table:table-cell>
          <table:table-cell table:style-name="Taula1.C4" office:value-type="string">
            <text:p text:style-name="P47"/>
          </table:table-cell>
        </table:table-row>
      </table:table>
      <text:p text:style-name="P29"/>
      <text:p text:style-name="P28"/>
      <text:list xml:id="list5954186451" text:style-name="L2">
        <text:list-header>
          <text:p text:style-name="P35"><text:span text:style-name="T9">Pregunta 8</text:span> <text:span text:style-name="T7">(9 punts)</text:span>. Escriviu, amb les vostres paraules, què signifiquen els termes següents:</text:p>
          <text:p text:style-name="P42"/>
        </text:list-header>
      </text:list>
      <text:p text:style-name="P18"><text:s text:c="6"/>FCFS:</text:p>
      <text:p text:style-name="P18"><text:s text:c="6"/><text:line-break/> <text:s text:c="5"/>BIOS:</text:p>
      <text:p text:style-name="P18"><text:s text:c="6"/><text:line-break/> <text:s text:c="5"/>CPU:</text:p>
      <text:p text:style-name="P18"><text:s text:c="6"/><text:line-break/> <text:s text:c="5"/>SWAP:</text:p>
      <text:p text:style-name="P18"><text:line-break/> <text:s text:c="5"/>CACHÉ:</text:p>
      <text:p text:style-name="P18"><text:line-break/> <text:s text:c="5"/>E/S: <text:line-break/><text:line-break/> <text:s text:c="5"/>Round Robin:</text:p>
      <text:p text:style-name="P18"/>
      <text:p text:style-name="P18"><text:s text:c="6"/>Scheduler:</text:p>
      <text:p text:style-name="P18"/>
      <text:p text:style-name="P18"><text:s text:c="6"/>SRT :</text:p>
      <text:p text:style-name="P18"/>
      <text:p text:style-name="P18"><text:s text:c="4"/></text:p>
      <text:p text:style-name="P18"/>
      <text:list xml:id="list7875752101" text:style-name="L3">
        <text:list-header>
          <text:p text:style-name="P31"><text:span text:style-name="T9">Pregunta 9</text:span> <text:span text:style-name="T7">(2 punt)</text:span>. Què significa “compilar” un programa ? Anomena el nom de tres llenguatges “d'alt nivell”:</text:p>
        </text:list-header>
      </text:list>
      <text:p text:style-name="P18"/>
      <text:p text:style-name="P18"/>
      <text:p text:style-name="P18"/>
      <text:p text:style-name="P18"/>
      <text:list xml:id="list1978175750" text:continue-numbering="true" text:style-name="L3">
        <text:list-header>
          <text:p text:style-name="P31"><text:span text:style-name="T9">Pregunta 10</text:span>. <text:span text:style-name="T7">(1 punt)</text:span>. Quina és la unitat del sistema internacional que expressa la inversa del temps : 1 / segon = <text:s text:c="3"/>? <text:s/></text:p>
        </text:list-header>
      </text:list>
      <text:p text:style-name="P18"/>
      <text:list xml:id="list415007947" text:continue-numbering="true" text:style-name="L3">
        <text:list-header>
          <text:p text:style-name="P36"><text:soft-page-break/></text:p>
        </text:list-header>
      </text:list>
      <text:p text:style-name="P18"/>
      <text:p text:style-name="P18"/>
      <text:p text:style-name="P18"/>
      <text:list xml:id="list887959697" text:continue-numbering="true" text:style-name="L3">
        <text:list-header>
          <text:p text:style-name="P43"/>
          <text:p text:style-name="P46"><text:span text:style-name="T9"><text:s text:c="7"/>Pregunta 11</text:span> (2+2+3<text:span text:style-name="T7"> punts)</text:span>: Escriviu les taules de veritat per a les expressions següents:</text:p>
        </text:list-header>
      </text:list>
      <text:p text:style-name="P18"><draw:frame draw:style-name="fr5" draw:name="Object2" text:anchor-type="as-char" svg:y="0.965cm" svg:width="3.865cm" svg:height="0.489cm" draw:z-index="12"><draw:object xlink:href="./Object 2" xlink:type="simple" xlink:show="embed" xlink:actuate="onLoad"/><draw:image xlink:href="./ObjectReplacements/Object 2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draw:frame draw:style-name="fr5" draw:name="Object1" text:anchor-type="as-char" svg:y="-0.252cm" svg:width="3.263cm" svg:height="0.489cm" draw:z-index="1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6" draw:name="Object3" text:anchor-type="as-char" svg:width="5.064cm" svg:height="0.508cm" draw:z-index="11"><draw:object xlink:href="./Object 3" xlink:type="simple" xlink:show="embed" xlink:actuate="onLoad"/><draw:image xlink:href="./ObjectReplacements/Object 3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list xml:id="list5239534741" text:style-name="L4">
        <text:list-item>
          <text:list>
            <text:list-header>
              <text:p text:style-name="P37"><text:span text:style-name="T9">Pregunta 12</text:span><text:span text:style-name="T7"> (2+2+2 punts)</text:span><text:span text:style-name="T9">.</text:span> Dibuixeu el diagrama de portes lògiques de cadascuna de les expressions anteriors utilitzant només portes AND, OR i NOT.</text:p>
            </text:list-header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883100559" text:continue-numbering="true" text:style-name="L4">
        <text:list-item>
          <text:list>
            <text:list-header>
              <text:p text:style-name="P39"><text:span text:style-name="T9">Pregunta 13 </text:span><text:span text:style-name="T7">(3 + 3 + 2= 8 punts)</text:span><text:span text:style-name="T9">. </text:span>Feu la taula del planificador segons l'algorisme FCFS (First Come First Served) amb les dades següents:</text:p>
            </text:list-header>
          </text:list>
        </text:list-item>
      </text:list>
      <text:p text:style-name="P19"/>
      <text:p text:style-name="P19">Algorisme A: Arribada en temps 0. Duració: 3 unitats de <text:s/>temps.<text:line-break/>Algorisme B: Arribada en temps 1. Duració: 3 unitats de temps.<text:line-break/>Algorisme C: Arribada en temps 2. Duració: 4 unitats de temps.<text:line-break/>Algorisme D: Arribada en temps 5. Duració: 5 unitats de temps.<text:line-break/>Algorisme E: Arribada en temps 7. Duració: 4 unitats de temps.<text:line-break/></text:p>
      <text:p text:style-name="P19"/>
      <text:p text:style-name="P19"/>
      <text:p text:style-name="P19"/>
      <text:p text:style-name="P19"/>
      <text:p text:style-name="P19"/>
      <text:p text:style-name="P19"><text:line-break/></text:p>
      <text:p text:style-name="P19">Ara, realitza el mateix emprant l'algorisme SJT (Shortest Job First). </text:p>
      <text:p text:style-name="P19"/>
      <text:p text:style-name="P19"/>
      <text:p text:style-name="P19"/>
      <text:p text:style-name="P19"/>
      <text:p text:style-name="P19"/>
      <text:p text:style-name="P19"/>
      <text:p text:style-name="P19">Indiqueu, en cada cas, quants cicles s'ha hagut d'esperar cada procés, quants n'ha tardat en total i indica quin és l'algorisme més ràpid.</text:p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5"><text:span text:style-name="T13">Pregunta 14. </text:span><text:span text:style-name="T8">(4 punts).</text:span>Tenim un ordinador A1, que funciona a 80Hz amb les característiques següent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Operació</text:p>
          </table:table-cell>
          <table:table-cell table:style-name="Table1.B1" office:value-type="string">
            <text:p text:style-name="P22">Cicles necessaris</text:p>
          </table:table-cell>
        </table:table-row>
        <table:table-row>
          <table:table-cell table:style-name="Table1.A2" office:value-type="string">
            <text:p text:style-name="P21">+</text:p>
          </table:table-cell>
          <table:table-cell table:style-name="Table1.B2" office:value-type="string">
            <text:p text:style-name="P21">3</text:p>
          </table:table-cell>
        </table:table-row>
        <table:table-row>
          <table:table-cell table:style-name="Table1.A2" office:value-type="string">
            <text:p text:style-name="P21">-</text:p>
          </table:table-cell>
          <table:table-cell table:style-name="Table1.B2" office:value-type="string">
            <text:p text:style-name="P21">3</text:p>
          </table:table-cell>
        </table:table-row>
        <table:table-row>
          <table:table-cell table:style-name="Table1.A2" office:value-type="string">
            <text:p text:style-name="P21">*</text:p>
          </table:table-cell>
          <table:table-cell table:style-name="Table1.B2" office:value-type="string">
            <text:p text:style-name="P21">4</text:p>
          </table:table-cell>
        </table:table-row>
        <table:table-row>
          <table:table-cell table:style-name="Table1.A2" office:value-type="string">
            <text:p text:style-name="P21">/</text:p>
          </table:table-cell>
          <table:table-cell table:style-name="Table1.B2" office:value-type="string">
            <text:p text:style-name="P21">4</text:p>
          </table:table-cell>
        </table:table-row>
      </table:table>
      <text:p text:style-name="P5"/>
      <text:p text:style-name="P15">I, un altre, que funciona a 60 Hz amb les característiques següent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Operació</text:p>
          </table:table-cell>
          <table:table-cell table:style-name="Table2.B1" office:value-type="string">
            <text:p text:style-name="P22">Cicles necessaris</text:p>
          </table:table-cell>
        </table:table-row>
        <table:table-row>
          <table:table-cell table:style-name="Table2.A2" office:value-type="string">
            <text:p text:style-name="P21">+</text:p>
          </table:table-cell>
          <table:table-cell table:style-name="Table2.B2" office:value-type="string">
            <text:p text:style-name="P21">2</text:p>
          </table:table-cell>
        </table:table-row>
        <table:table-row>
          <table:table-cell table:style-name="Table2.A2" office:value-type="string">
            <text:p text:style-name="P21">-</text:p>
          </table:table-cell>
          <table:table-cell table:style-name="Table2.B2" office:value-type="string">
            <text:p text:style-name="P21">4</text:p>
          </table:table-cell>
        </table:table-row>
        <table:table-row>
          <table:table-cell table:style-name="Table2.A2" office:value-type="string">
            <text:p text:style-name="P21">*</text:p>
          </table:table-cell>
          <table:table-cell table:style-name="Table2.B2" office:value-type="string">
            <text:p text:style-name="P21">3</text:p>
          </table:table-cell>
        </table:table-row>
        <table:table-row>
          <table:table-cell table:style-name="Table2.A2" office:value-type="string">
            <text:p text:style-name="P21">/</text:p>
          </table:table-cell>
          <table:table-cell table:style-name="Table2.B2" office:value-type="string">
            <text:p text:style-name="P21">3</text:p>
          </table:table-cell>
        </table:table-row>
      </table:table>
      <text:p text:style-name="P20"/>
      <text:p text:style-name="P19">Quin dels dos trigarà més en executar un programa que tingui 250 sumes, 250 restes, 50 multiplicacions i 40 divisions ?<text:line-break/><text:tab/></text:p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" svg:font-family="arial" style:font-family-generic="swiss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 style:font-name-complex="Courier New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6.826cm" style:rel-column-width="26295*"/>
    </style:style>
    <style:style style:name="Taula2.B" style:family="table-column">
      <style:table-column-properties style:column-width="8.67cm" style:rel-column-width="33396*"/>
    </style:style>
    <style:style style:name="Taula2.C" style:family="table-column">
      <style:table-column-properties style:column-width="1.517cm" style:rel-column-width="5844*"/>
    </style:style>
    <style:style style:name="Taula2.A1" style:family="table-cell">
      <style:table-cell-properties style:vertical-align="middle" fo:background-color="#e6e6e6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8cm"/>
    </style:style>
    <style:style style:name="Taula2.C1.1.1" style:family="table-cell">
      <style:table-cell-properties style:vertical-align="middle" fo:background-color="#e6e6e6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109cm"/>
    </style:style>
    <style:style style:name="Taula2.C1.1.2" style:family="table-cell">
      <style:table-cell-properties style:vertical-align="middle" fo:background-color="#e6e6e6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fo:keep-together="always"/>
    </style:style>
    <style:style style:name="Table29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fo:keep-together="always"/>
    </style:style>
    <style:style style:name="Table29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fo:keep-together="always"/>
    </style:style>
    <style:style style:name="Table28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fo:keep-together="always"/>
    </style:style>
    <style:style style:name="Table31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fo:keep-together="always"/>
    </style:style>
    <style:style style:name="Table31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fo:keep-together="always"/>
    </style:style>
    <style:style style:name="Table31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fo:keep-together="always"/>
    </style:style>
    <style:style style:name="Table30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none" fo:border-bottom="1.11pt double #000000" fo:border-left="1.11pt double #000000" fo:border-right="1.11pt double #000000" style:border-line-width-bottom="0.039cm 0.039cm 0.039cm" style:border-line-width-left="0.039cm 0.039cm 0.039cm" style:border-line-width-right="0.039cm 0.039cm 0.039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<draw:frame draw:style-name="Mfr1" draw:name="Imatges2" text:anchor-type="as-char" svg:width="2.411cm" svg:height="1.905cm" draw:z-index="4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9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Ex. Recuperació </text:p></table:table-cell><table:table-cell table:style-name="Taula3.A2" office:value-type="string"><text:p text:style-name="MP4">Data: 18/06/14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 M2 UF1</text:p></table:table-cell><table:table-cell table:style-name="Taula3.A2" office:value-type="string"><text:p text:style-name="MP2">Grup: IC10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IC10M2UF1ExRecuperacioExtra</text:file-name></text:span><text:span text:style-name="MT2"><text:tab/>Pàgina </text:span><text:span text:style-name="MT2"><text:page-number text:select-page="current">5</text:page-number></text:span><text:span text:style-name="MT2"> de </text:span><text:span text:style-name="MT2"><text:page-count>5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>5</text:page-number></text:span></text:span><text:span text:style-name="Page_20_Number"><text:span text:style-name="MT3">/</text:span></text:span><text:span text:style-name="Page_20_Number"><text:span text:style-name="MT3"><text:page-count style:num-format="1">5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>5</text:page-number></text:span></text:span><text:span text:style-name="Page_20_Number"><text:span text:style-name="MT3">/</text:span></text:span><text:span text:style-name="Page_20_Number"><text:span text:style-name="MT3"><text:page-count style:num-format="1">5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403</meta:generator>
    <dc:title>TÍTOL DEL DOCUMENT (Fitxer/Propietats/Descripció)</dc:title>
    <meta:initial-creator>usuari</meta:initial-creator>
    <meta:creation-date>2006-06-15T15:14:00</meta:creation-date>
    <dc:date>2014-06-17T06:56:43</dc:date>
    <meta:print-date>2007-03-02T17:20:29</meta:print-date>
    <dc:language>es-ES</dc:language>
    <meta:editing-cycles>205</meta:editing-cycles>
    <meta:editing-duration>PT19H13M53S</meta:editing-duration>
    <dc:creator>Gerard Ballabriga</dc:creator>
    <meta:document-statistic meta:table-count="9" meta:image-count="5" meta:object-count="3" meta:page-count="5" meta:paragraph-count="92" meta:word-count="501" meta:character-count="3195" meta:non-whitespace-character-count="248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italic">Ex</mi>
      <mn>2.</mn>
      <mrow>
        <mrow>
          <mo stretchy="false">¬</mo>
          <mi>a</mi>
        </mrow>
        <mo stretchy="false">+</mo>
        <mrow>
          <mo stretchy="false">(</mo>
          <mrow>
            <mrow>
              <mrow>
                <mo stretchy="false">¬</mo>
                <mi>b</mi>
              </mrow>
              <mo stretchy="false">∗</mo>
              <mi>c</mi>
            </mrow>
          </mrow>
          <mo stretchy="false">)</mo>
        </mrow>
      </mrow>
    </mrow>
    <annotation encoding="StarMath 5.0">Ex 2. neg a + (neg b * c)</annotation>
  </semantics>
</math>
</file>

<file path=Object 2/content.xml><?xml version="1.0" encoding="utf-8"?>
<math xmlns="http://www.w3.org/1998/Math/MathML">
  <semantics>
    <mrow>
      <mi mathvariant="italic">Ex</mi>
      <mn>1.</mn>
      <mrow>
        <mo stretchy="false">¬</mo>
        <mrow>
          <mo stretchy="false">(</mo>
          <mrow>
            <mrow>
              <mrow>
                <mrow>
                  <mo stretchy="false">¬</mo>
                  <mi>a</mi>
                </mrow>
                <mo stretchy="false">+</mo>
                <mrow>
                  <mo stretchy="false">¬</mo>
                  <mi>b</mi>
                </mrow>
              </mrow>
              <mo stretchy="false">+</mo>
              <mrow>
                <mo stretchy="false">¬</mo>
                <mi>c</mi>
              </mrow>
            </mrow>
          </mrow>
          <mo stretchy="false">)</mo>
        </mrow>
      </mrow>
    </mrow>
    <annotation encoding="StarMath 5.0">Ex 1.  neg(neg a + neg b + neg c)</annotation>
  </semantics>
</math>
</file>

<file path=Object 3/content.xml><?xml version="1.0" encoding="utf-8"?>
<math xmlns="http://www.w3.org/1998/Math/MathML">
  <semantics>
    <mrow>
      <mi mathvariant="italic">Ex</mi>
      <mn>3.</mn>
      <mrow>
        <mo stretchy="false">¬</mo>
        <mrow>
          <mo stretchy="false">(</mo>
          <mrow>
            <mrow>
              <mrow>
                <mo stretchy="false">(</mo>
                <mrow>
                  <mrow>
                    <mrow>
                      <mo stretchy="false">¬</mo>
                      <mi>a</mi>
                    </mrow>
                    <mo stretchy="false">∗</mo>
                    <mrow>
                      <mo stretchy="false">¬</mo>
                      <mi>b</mi>
                    </mrow>
                  </mrow>
                </mrow>
                <mo stretchy="false">)</mo>
              </mrow>
              <mo stretchy="false">+</mo>
              <mrow>
                <mo stretchy="false">(</mo>
                <mrow>
                  <mrow>
                    <mrow>
                      <mo stretchy="false">¬</mo>
                      <mi>c</mi>
                    </mrow>
                    <mo stretchy="false">∗</mo>
                    <mrow>
                      <mo stretchy="false">¬</mo>
                      <mi>d</mi>
                    </mrow>
                  </mrow>
                </mrow>
                <mo stretchy="false">)</mo>
              </mrow>
            </mrow>
          </mrow>
          <mo stretchy="false">)</mo>
        </mrow>
      </mrow>
    </mrow>
    <annotation encoding="StarMath 5.0">Ex 3. neg ((neg a * neg b) + (neg c * neg d))</annotation>
  </semantics>
</math>
</file>